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T1" style:family="text">
      <style:text-properties officeooo:rsid="0001f03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1">1</text:span>. <text:span text:style-name="Strong_20_Emphasis">Lean</text:span></text:h>
      <text:list text:style-name="L1">
        <text:list-item>
          <text:p text:style-name="P1">Se enfoca en maximizar el valor para el cliente eliminando desperdicios. Su objetivo es mejorar continuamente el flujo de trabajo y aumentar la eficiencia. Nació de la manufactura, pero ha sido adaptada para el desarrollo de software y otros sectores.</text:p>
        </text:list-item>
      </text:list>
      <text:h text:style-name="Heading_20_3" text:outline-level="3"><text:span text:style-name="T1">2</text:span>. <text:span text:style-name="Strong_20_Emphasis">Extreme Programming (XP)</text:span></text:h>
      <text:list text:style-name="L2">
        <text:list-item>
          <text:p text:style-name="P2">Se centra en la mejora continua y la entrega frecuente de software de alta calidad. Sus prácticas incluyen desarrollo orientado a pruebas (TDD), programación en parejas, integración continua y revisiones frecuentes con el cliente.</text:p>
        </text:list-item>
      </text:list>
      <text:h text:style-name="Heading_20_3" text:outline-level="3"><text:span text:style-name="Strong_20_Emphasis"/></text:h>
      <text:h text:style-name="Heading_20_3" text:outline-level="3"><text:span text:style-name="T1">3</text:span>. <text:span text:style-name="Strong_20_Emphasis">PRINCE2</text:span></text:h>
      <text:list text:style-name="L3">
        <text:list-item>
          <text:p text:style-name="P3">Es una metodología estructurada que se enfoca en el control y la organización de todo el proyecto desde el inicio hasta el final. Define claramente roles y responsabilidades, así como productos y resultados esperados. Es muy utilizada en el sector público en el Reino Unido.</text:p>
        </text:list-item>
      </text:list>
      <text:h text:style-name="Heading_20_3" text:outline-level="3"><text:span text:style-name="T1">4</text:span>. <text:span text:style-name="Strong_20_Emphasis">Crystal</text:span></text:h>
      <text:list text:style-name="L4">
        <text:list-item>
          <text:p text:style-name="P4">Crystal es un conjunto de metodologías ágiles con distintos niveles de rigor, dependiendo del tamaño del equipo y la criticidad del proyecto. Valora la interacción humana, la adaptabilidad y la eficiencia.</text:p>
        </text:list-item>
      </text:list>
      <text:h text:style-name="Heading_20_3" text:outline-level="3"><text:span text:style-name="T1">5</text:span>. <text:span text:style-name="Strong_20_Emphasis">Agile Inception</text:span></text:h>
      <text:list text:style-name="L5">
        <text:list-item>
          <text:p text:style-name="P5">Se enfoca en la planificación rápida al inicio del proyecto, definiendo rápidamente la visión, objetivos y un plan de acción. Es un enfoque ágil pero más enfocado a la etapa inicial de proyectos.</text:p>
        </text:list-item>
      </text:list>
      <text:h text:style-name="Heading_20_3" text:outline-level="3"><text:span text:style-name="T1">6</text:span>. <text:span text:style-name="Strong_20_Emphasis">FDD (Feature-Driven Development)</text:span></text:h>
      <text:list text:style-name="L6">
        <text:list-item>
          <text:p text:style-name="P6">Se basa en desarrollar software a través de pequeñas y repetidas entregas de características específicas (features). Es una combinación de enfoques ágiles y estructurados, donde el desarrollo está orientado a cumplir las necesidades funcionales del cliente.</text:p>
        </text:list-item>
      </text:list>
      <text:h text:style-name="Heading_20_3" text:outline-level="3"><text:span text:style-name="T1">7</text:span>. <text:span text:style-name="Strong_20_Emphasis">RAD (Rapid Application Development)</text:span></text:h>
      <text:list text:style-name="L7">
        <text:list-item>
          <text:p text:style-name="P7">Se basa en el desarrollo rápido de prototipos, con la participación activa del cliente, para iterar rápidamente sobre las funcionalidades de la aplicación. Ideal para proyectos donde la velocidad y la interacción constante con el usuario son esenciale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3T16:55:20.463000000</meta:creation-date>
    <dc:date>2024-10-03T17:06:31.087000000</dc:date>
    <meta:editing-duration>PT7M36S</meta:editing-duration>
    <meta:editing-cycles>2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14" meta:word-count="286" meta:character-count="1817" meta:non-whitespace-character-count="1552"/>
  </office:meta>
</office:document-meta>
</file>